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aleway" svg:font-family="Raleway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a0a19" officeooo:paragraph-rsid="001a0a19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0a19" officeooo:paragraph-rsid="001a0a19" style:font-size-asian="10.5pt" style:font-size-complex="12pt"/>
    </style:style>
    <style:style style:name="P3" style:family="paragraph" style:parent-style-name="Standard">
      <style:text-properties officeooo:rsid="001d4c08" officeooo:paragraph-rsid="001d4c08"/>
    </style:style>
    <style:style style:name="P4" style:family="paragraph" style:parent-style-name="Standard">
      <style:text-properties officeooo:rsid="001e8f0a" officeooo:paragraph-rsid="001e8f0a"/>
    </style:style>
    <style:style style:name="P5" style:family="paragraph" style:parent-style-name="Standard">
      <style:text-properties officeooo:paragraph-rsid="001f719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7196" style:font-weight-asian="normal" style:font-weight-complex="normal"/>
    </style:style>
    <style:style style:name="T3" style:family="text">
      <style:text-properties style:font-name="Arial" style:font-size-asian="12pt"/>
    </style:style>
    <style:style style:name="T4" style:family="text">
      <style:text-properties officeooo:rsid="001f71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usabilidad</text:p>
      <text:p text:style-name="P2"/>
      <text:p text:style-name="Standard">1. <text:span text:style-name="Strong_20_Emphasis">Visibilidad del estado del sistema</text:span>.</text:p>
      <text:p text:style-name="P3"><text:span text:style-name="T3">Se usan el :hove para ver cuando está encima del botón o enlace</text:span></text:p>
      <text:p text:style-name="Standard"><text:span text:style-name="T3"/></text:p>
      <text:p text:style-name="Standard"><text:span text:style-name="T3"/></text:p>
      <text:p text:style-name="Standard">2.<text:span text:style-name="Strong_20_Emphasis">Adecuación entre el sistema y el mundo real</text:span>. </text:p>
      <text:p text:style-name="P3">Cuando escribes mal el usuario o contraseña</text:p>
      <text:p text:style-name="Standard"/>
      <text:p text:style-name="Standard"/>
      <text:p text:style-name="Standard">3.<text:span text:style-name="Strong_20_Emphasis">Libertad y control por el usuario</text:span>.</text:p>
      <text:p text:style-name="P4">Pueden borrar o añadir el nombre de usuario</text:p>
      <text:p text:style-name="Standard"/>
      <text:p text:style-name="Standard"/>
      <text:p text:style-name="Standard">4.<text:span text:style-name="Strong_20_Emphasis">Consistencia y estándares</text:span>. </text:p>
      <text:p text:style-name="P4">Se usa siempre el mismo patrón cuando se compran las cartas.</text:p>
      <text:p text:style-name="Standard"/>
      <text:p text:style-name="Standard"/>
      <text:p text:style-name="Standard"/>
      <text:p text:style-name="Standard">5.<text:span text:style-name="Strong_20_Emphasis">Prevención de errores</text:span>. </text:p>
      <text:p text:style-name="P4">Se pone una imagen estatica si falla el video</text:p>
      <text:p text:style-name="Standard"/>
      <text:p text:style-name="Standard"/>
      <text:p text:style-name="Standard">6.<text:span text:style-name="Strong_20_Emphasis">Reconocer mejor que recordar.</text:span> </text:p>
      <text:p text:style-name="P4">Tendrá un historial de compra o busqueda</text:p>
      <text:p text:style-name="Standard"/>
      <text:p text:style-name="Standard"/>
      <text:p text:style-name="Standard">7.<text:span text:style-name="Strong_20_Emphasis">Flexibilidad y eficiencia de uso.</text:span></text:p>
      <text:p text:style-name="P5"><text:span text:style-name="Strong_20_Emphasis"><text:span text:style-name="T2">Puedes ir directamente a la carta, desde el menú de inicio</text:span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8.Estética y diseño minimalista. </text:span></text:p>
      <text:p text:style-name="P5"><text:span text:style-name="Strong_20_Emphasis"><text:span text:style-name="T2">No tiene apenas botones para que se fijen en las cartas</text:span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9.Ayudar a los usuarios a reconocer, diagnosticar y solucionar los errores. </text:span></text:p>
      <text:p text:style-name="P5"><text:span text:style-name="Strong_20_Emphasis"><text:span text:style-name="T2">Tiene varios mensajes de errores</text:span></text:span></text:p>
      <text:p text:style-name="Standard"><text:span text:style-name="Strong_20_Emphasis"><text:span text:style-name="T1"/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aleway" svg:font-family="Raleway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7:09:05.006000000</meta:creation-date>
    <dc:date>2019-12-10T20:55:40.963000000</dc:date>
    <meta:editing-duration>PT2M27S</meta:editing-duration>
    <meta:editing-cycles>1</meta:editing-cycles>
    <meta:document-statistic meta:table-count="0" meta:image-count="0" meta:object-count="0" meta:page-count="1" meta:paragraph-count="19" meta:word-count="134" meta:character-count="809" meta:non-whitespace-character-count="688"/>
    <meta:generator>LibreOffice/6.3.1.2$Windows_X86_64 LibreOffice_project/b79626edf0065ac373bd1df5c28bd630b4424273</meta:generator>
  </office:meta>
</office:document-meta>
</file>